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fo:font-style="normal" style:text-underline-style="none" fo:font-weight="normal" officeooo:rsid="001610e1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Ubuntu" fo:font-size="12pt" fo:font-style="normal" style:text-underline-style="none" fo:font-weight="normal" officeooo:rsid="002538c6" officeooo:paragraph-rsid="002538c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font-style="normal" style:text-underline-style="none" fo:font-weight="normal" officeooo:rsid="0029cd15" officeooo:paragraph-rsid="0029cd1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font-style="normal" style:text-underline-style="none" fo:font-weight="normal" officeooo:rsid="002c3cb8" officeooo:paragraph-rsid="002c3cb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font-style="normal" style:text-underline-style="none" fo:font-weight="normal" officeooo:rsid="003090d8" officeooo:paragraph-rsid="003090d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" fo:font-size="12pt" fo:font-style="normal" style:text-underline-style="none" fo:font-weight="normal" officeooo:rsid="0032086f" officeooo:paragraph-rsid="0032086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1dd36" officeooo:paragraph-rsid="0021dd36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style:font-name="Ubuntu" fo:font-size="12pt" fo:font-style="normal" style:text-underline-style="none" fo:font-weight="bold" officeooo:rsid="0023049d" officeooo:paragraph-rsid="0023049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538c6" officeooo:paragraph-rsid="002538c6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style:font-name="Ubuntu" fo:font-size="12pt" fo:font-style="normal" style:text-underline-style="none" fo:font-weight="bold" officeooo:rsid="00204177" officeooo:paragraph-rsid="00204177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style:font-name="Ubuntu" fo:font-size="12pt" fo:font-style="normal" style:text-underline-style="none" fo:font-weight="bold" officeooo:rsid="00275f97" officeooo:paragraph-rsid="00275f97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9cd15" officeooo:paragraph-rsid="0029cd15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style:font-name="Ubuntu" fo:font-size="12pt" fo:font-style="normal" style:text-underline-style="none" fo:font-weight="bold" officeooo:rsid="003090d8" officeooo:paragraph-rsid="003090d8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393c8" officeooo:paragraph-rsid="003393c8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style:font-name="Ubuntu" fo:font-size="12pt" fo:font-style="italic" style:text-underline-style="none" fo:font-weight="normal" officeooo:rsid="002668fe" officeooo:paragraph-rsid="002668fe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style:font-name="Ubuntu" fo:font-size="12pt" fo:font-style="italic" style:text-underline-style="none" fo:font-weight="normal" officeooo:rsid="002668fe" officeooo:paragraph-rsid="00275f97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Ubuntu" fo:font-size="22pt" style:text-underline-style="none" officeooo:rsid="0008779b" officeooo:paragraph-rsid="0008779b" style:font-size-asian="22pt" style:font-size-complex="22pt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66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0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1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20b47a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d4348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2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27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28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29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30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31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32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32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36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33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34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35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7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38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9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40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41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42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43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44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45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49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46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47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48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49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50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51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52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54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53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55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56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57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58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59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60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61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61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style:font-name="Ubuntu" fo:font-size="12pt" fo:font-style="normal" style:text-underline-style="none" fo:font-weight="bold" officeooo:rsid="0036f276" officeooo:paragraph-rsid="0036f276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text-properties style:font-name="Ubuntu" fo:font-size="12pt" fo:font-style="normal" style:text-underline-style="none" fo:font-weight="bold" officeooo:rsid="0037f453" officeooo:paragraph-rsid="0037f453" style:font-size-asian="12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 style:list-style-name="L33">
      <style:text-properties style:font-name="Ubuntu" fo:font-size="12pt" fo:font-style="italic" style:text-underline-style="none" fo:font-weight="normal" officeooo:rsid="0021f30a" officeooo:paragraph-rsid="0021f30a" style:font-size-asian="12pt" style:font-style-asian="italic" style:font-weight-asian="normal" style:font-size-complex="12pt" style:font-style-complex="italic" style:font-weight-complex="normal"/>
    </style:style>
    <style:style style:name="P145" style:family="paragraph" style:parent-style-name="Standard" style:list-style-name="L9">
      <style:paragraph-properties fo:text-align="start" style:justify-single-word="false"/>
      <style:text-properties style:text-underline-style="none" officeooo:paragraph-rsid="00142634"/>
    </style:style>
    <style:style style:name="P146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e62e" style:font-style-asian="normal" style:font-style-complex="normal"/>
    </style:style>
    <style:style style:name="T8" style:family="text">
      <style:text-properties fo:font-style="normal" officeooo:rsid="00275f97" style:font-style-asian="normal" style:font-style-complex="normal"/>
    </style:style>
    <style:style style:name="T9" style:family="text">
      <style:text-properties officeooo:rsid="000b89f7"/>
    </style:style>
    <style:style style:name="T10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officeooo:rsid="0016c32f"/>
    </style:style>
    <style:style style:name="T16" style:family="text">
      <style:text-properties officeooo:rsid="0021f30a"/>
    </style:style>
    <style:style style:name="T17" style:family="text">
      <style:text-properties officeooo:rsid="00275f97"/>
    </style:style>
    <style:style style:name="T18" style:family="text">
      <style:text-properties officeooo:rsid="002c3cb8"/>
    </style:style>
    <style:style style:name="T19" style:family="text">
      <style:text-properties officeooo:rsid="002d3d8b"/>
    </style:style>
    <style:style style:name="T20" style:family="text">
      <style:text-properties officeooo:rsid="002e2a94"/>
    </style:style>
    <style:style style:name="T21" style:family="text">
      <style:text-properties officeooo:rsid="003393c8"/>
    </style:style>
    <style:style style:name="T22" style:family="text">
      <style:text-properties officeooo:rsid="0036f276"/>
    </style:style>
    <style:style style:name="T23" style:family="text">
      <style:text-properties officeooo:rsid="0037f45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Resumen UT3 CSS</text:p>
      <text:p text:style-name="P62"/>
      <text:p text:style-name="P1">CSS son las siglas de Cascadin Style Sheets, es empleado para definir el aspecto de las páginas HTML y XHTML.</text:p>
      <text:p text:style-name="P1">CSS no es un lenguaje de programación ni un lenguaje de etiquetas, pero el necesario para complementar HTML.</text:p>
      <text:p text:style-name="P1"/>
      <text:p text:style-name="P1">Donde colocar HTML</text:p>
      <text:list xml:id="list3275098761" text:style-name="L1">
        <text:list-item>
          <text:p text:style-name="P63">En un archivo independiente con extensión CSS</text:p>
          <text:list>
            <text:list-item>
              <text:p text:style-name="P64">Hemos de utilizar la etiqueta &lt;link <text:span text:style-name="T2">rel=”stylesheet” href=”</text:span><text:span text:style-name="T4">nombrehoja</text:span><text:span text:style-name="T7">.css”</text:span>/&gt; <text:span text:style-name="T2">colocando este en la cabecera.</text:span></text:p>
            </text:list-item>
          </text:list>
        </text:list-item>
        <text:list-item>
          <text:p text:style-name="P63">En la cabecera de un documento HTML (dentro del head)</text:p>
        </text:list-item>
        <text:list-item>
          <text:p text:style-name="P64">Dentro de una etiqueta (modifica solo esa etiqueta) <text:span text:style-name="T1">desaconsejado.</text:span></text:p>
        </text:list-item>
      </text:list>
      <text:p text:style-name="P2"/>
      <text:p text:style-name="P3">Funcionamiento básico</text:p>
      <text:list xml:id="list1466055080" text:style-name="L2">
        <text:list-item>
          <text:p text:style-name="P65">Los estilos CSS se aplican mediante reglas, estas están propuestas por:</text:p>
          <text:list>
            <text:list-item>
              <text:p text:style-name="P65">Selectores: <text:span text:style-name="T9">Indica elemento/s a los que se le aplica la regla CSS</text:span></text:p>
            </text:list-item>
            <text:list-item>
              <text:p text:style-name="P65">Declaraciones: <text:span text:style-name="T9">Especifica los estilos que se aplican a los elementos, compuestas por una o más declaraciones.</text:span></text:p>
              <text:list>
                <text:list-item>
                  <text:p text:style-name="P65">Propiedades: <text:span text:style-name="T9">Modifica el aspecto de las características de un elemento.</text:span></text:p>
                </text:list-item>
                <text:list-item>
                  <text:p text:style-name="P65">Valores: <text:span text:style-name="T9">Nuevo valor de la característica a modificar.</text:span></text:p>
                </text:list-item>
              </text:list>
            </text:list-item>
          </text:list>
        </text:list-item>
      </text:list>
      <text:p text:style-name="P4"/>
      <text:p text:style-name="P4">Tipos de etiqueta</text:p>
      <text:list xml:id="list3799524111" text:style-name="L3">
        <text:list-item>
          <text:p text:style-name="P66">block: Generan un asalto de línea por arriba y por abajo, ocupan el 100% de ancho</text:p>
        </text:list-item>
        <text:list-item>
          <text:p text:style-name="P66">inline: No generan salto de línea.</text:p>
        </text:list-item>
      </text:list>
      <text:p text:style-name="P4"/>
      <text:p text:style-name="P4"/>
      <text:p text:style-name="P7">Asignar colores</text:p>
      <text:p text:style-name="P5"/>
      <text:p text:style-name="P5">Hexadecimal</text:p>
      <text:list xml:id="list2047742234" text:style-name="L4">
        <text:list-item>
          <text:p text:style-name="P67">Se realiza mediante la expresión #xxyyzz</text:p>
          <text:list>
            <text:list-item>
              <text:p text:style-name="P68">Cada pareja de letras se representa con dos números en hexadecimal.</text:p>
            </text:list-item>
          </text:list>
        </text:list-item>
        <text:list-item>
          <text:p text:style-name="P68">El color negro es #000000 y el blanco # FFFFFF</text:p>
          <text:list>
            <text:list-item>
              <text:p text:style-name="P68">xx es la intensidad de bermellón</text:p>
            </text:list-item>
            <text:list-item>
              <text:p text:style-name="P68">yy es la intensidad de verde</text:p>
            </text:list-item>
            <text:list-item>
              <text:p text:style-name="P68">zz es la intensidad de azul</text:p>
            </text:list-item>
          </text:list>
        </text:list-item>
      </text:list>
      <text:p text:style-name="P6">RGB</text:p>
      <text:list xml:id="list4083455157" text:style-name="L5">
        <text:list-item>
          <text:p text:style-name="P69">Colores primarios basados en la combinación de píxeles de color rojo verde y azul</text:p>
        </text:list-item>
        <text:list-item>
          <text:p text:style-name="P69">Codifican un n´umero del 0 al 255.</text:p>
        </text:list-item>
        <text:list-item>
          <text:p text:style-name="P69">El blanco es (255,255,255) y el negro es (0,0,0)</text:p>
        </text:list-item>
        <text:list-item>
          <text:p text:style-name="P69">Con un cuarto canal (alpha) podemos añadir transparencias.</text:p>
        </text:list-item>
      </text:list>
      <text:p text:style-name="P6"/>
      <text:p text:style-name="P6">Por el nombre</text:p>
      <text:list xml:id="list1875660908" text:style-name="L6">
        <text:list-item>
          <text:p text:style-name="P70">white, blue, black, red, green…</text:p>
        </text:list-item>
      </text:list>
      <text:p text:style-name="P6"/>
      <text:p text:style-name="P6"/>
      <text:p text:style-name="P8">Añadir comentarios</text:p>
      <text:list xml:id="list1073572175" text:style-name="L7">
        <text:list-item>
          <text:p text:style-name="P71">Para añadir comentarios en el código, CSS emplea /**<text:span text:style-name="T3"> algo escrito */</text:span></text:p>
        </text:list-item>
      </text:list>
      <text:p text:style-name="P34"/>
      <text:p text:style-name="P34"/>
      <text:p text:style-name="P51">Medida y unidades</text:p>
      <text:p text:style-name="P34"/>
      <text:list xml:id="list59654801" text:style-name="L8">
        <text:list-item>
          <text:p text:style-name="P72">font-size: Regula el tamaño de la fuente y está asociada a una unidad de medida.</text:p>
          <text:list>
            <text:list-item>
              <text:p text:style-name="P72">La herencia hace que el tamaño de la fuente se base en el tamaño de la fuente del body.</text:p>
            </text:list-item>
          </text:list>
        </text:list-item>
        <text:list-item>
          <text:p text:style-name="P72">Las unidades de medida pueden ser absolutas o relativas.</text:p>
          <text:list>
            <text:list-item>
              <text:p text:style-name="P73">Absolutas: </text:p>
              <text:list>
                <text:list-item>
                  <text:p text:style-name="P73">pixeles → px,</text:p>
                </text:list-item>
                <text:list-item>
                  <text:p text:style-name="P73">puntos → pt</text:p>
                </text:list-item>
              </text:list>
            </text:list-item>
            <text:list-item>
              <text:p text:style-name="P73">Relativas: </text:p>
              <text:list>
                <text:list-item>
                  <text:p text:style-name="P74">Al tamaño de fuente → “X veces ” el tamaño de la fuente → em</text:p>
                </text:list-item>
                <text:list-item>
                  <text:p text:style-name="P74">Al tamaño del elemento → %</text:p>
                </text:list-item>
              </text:list>
            </text:list-item>
          </text:list>
        </text:list-item>
        <text:list-item>
          <text:p text:style-name="P74">No se ha de dejar espacio en blanco entre el valor y la unidad.</text:p>
        </text:list-item>
      </text:list>
      <text:p text:style-name="P9"/>
      <text:p text:style-name="P9"/>
      <text:p text:style-name="P52">Selectores</text:p>
      <text:p text:style-name="P9"/>
      <text:list xml:id="list3256684936" text:style-name="L9">
        <text:list-item>
          <text:p text:style-name="P75">Una regla de CSS esta formada por:</text:p>
          <text:list>
            <text:list-item>
              <text:p text:style-name="P145"><text:span text:style-name="T12">S</text:span><text:span text:style-name="T13">elector: </text:span><text:span text:style-name="T12">indica como se ha de hacer</text:span></text:p>
            </text:list-item>
            <text:list-item>
              <text:p text:style-name="P145"><text:span text:style-name="T12">D</text:span><text:span text:style-name="T13">eclaración: </text:span><text:span text:style-name="T12">Indica que ha de hacer.</text:span></text:p>
            </text:list-item>
          </text:list>
        </text:list-item>
        <text:list-item>
          <text:p text:style-name="P76">Una regla puede aplicarse sobre diversos selectores y un mismo selectos puede utilizarse en diversas reglas.</text:p>
        </text:list-item>
      </text:list>
      <text:p text:style-name="P10"/>
      <text:p text:style-name="P10">De tipo universal</text:p>
      <text:list xml:id="list1929809007" text:style-name="L10">
        <text:list-item>
          <text:p text:style-name="P77">Selecciona todos los elementos de la página.</text:p>
        </text:list-item>
        <text:list-item>
          <text:p text:style-name="P77">Se escribe usando el carácter “*”</text:p>
        </text:list-item>
      </text:list>
      <text:p text:style-name="P10"/>
      <text:p text:style-name="P10">Tipo etiqueta</text:p>
      <text:list xml:id="list4118761554" text:style-name="L11">
        <text:list-item>
          <text:p text:style-name="P78">Selecciona todos los elementos de la página que tengan la etiqueta del selector.</text:p>
        </text:list-item>
        <text:list-item>
          <text:p text:style-name="P78">Se pueden encadenar selectores separándolos con “,” en la misma declaración.</text:p>
        </text:list-item>
      </text:list>
      <text:p text:style-name="P10"/>
      <text:p text:style-name="P11">De clase</text:p>
      <text:list xml:id="list449319491" text:style-name="L12">
        <text:list-item>
          <text:p text:style-name="P146"><text:span text:style-name="T10">Se ha de escribir la palabra </text:span><text:span text:style-name="T14">class=”nombre”</text:span><text:span text:style-name="T10"> en la etiqueta </text:span><text:span text:style-name="T11">a modificar del HTML</text:span></text:p>
        </text:list-item>
        <text:list-item>
          <text:p text:style-name="P79">En la hoja de CSS se crea una regla con el nombre del atributo de la <text:span text:style-name="T15">clase </text:span>p<text:span text:style-name="T15">r</text:span>ecedi<text:span text:style-name="T15">d</text:span>o por un “.”</text:p>
        </text:list-item>
        <text:list-item>
          <text:p text:style-name="P81">Se puede combinar el selector de tipo y el de clase.</text:p>
        </text:list-item>
      </text:list>
      <text:p text:style-name="P14"/>
      <text:p text:style-name="P14">Selector ID</text:p>
      <text:list xml:id="list88441751" text:style-name="L13">
        <text:list-item>
          <text:p text:style-name="P82">Un atributo ID no se puede repetir dos veces en la misma página.</text:p>
        </text:list-item>
        <text:list-item>
          <text:p text:style-name="P82">Se emplea para aplicar estilos a un solo elemento de la página.</text:p>
        </text:list-item>
        <text:list-item>
          <text:p text:style-name="P80">Se ha de escribir la palabra <text:span text:style-name="T5">id</text:span><text:span text:style-name="T3">=”nombre”</text:span> en la etiqueta <text:span text:style-name="T15">a modificar del HTML</text:span></text:p>
        </text:list-item>
        <text:list-item>
          <text:p text:style-name="P80">En la hoja de CSS se crea una regla con el nombre del atributo de<text:span text:style-name="T15">l ID </text:span>p<text:span text:style-name="T15">r</text:span>ecedi<text:span text:style-name="T15">d</text:span>o por un<text:span text:style-name="T15">a</text:span> “<text:span text:style-name="T15">#</text:span>”</text:p>
        </text:list-item>
      </text:list>
      <text:p text:style-name="P12"/>
      <text:p text:style-name="P12"/>
      <text:p text:style-name="P53">Jerarquía de etiquetas</text:p>
      <text:p text:style-name="P15"/>
      <text:p text:style-name="P15">Se pueden realizar cambios de estilo con jerarquía de etiquetas</text:p>
      <text:p text:style-name="P15"/>
      <text:p text:style-name="P15">Seleccionar elementos adyacentes</text:p>
      <text:list xml:id="list3566430673" text:style-name="L14">
        <text:list-item>
          <text:p text:style-name="P83">Permiten seleccionar elementos declarados a continuación de otros</text:p>
        </text:list-item>
        <text:list-item>
          <text:p text:style-name="P83">Se emplea el símbolo “+” entre los elementos a seleccionar.</text:p>
        </text:list-item>
      </text:list>
      <text:p text:style-name="P15"/>
      <text:p text:style-name="P15">Selección de hijos</text:p>
      <text:list xml:id="list405252382" text:style-name="L15">
        <text:list-item>
          <text:p text:style-name="P84">Afecta a un descendiente directo de una etiqueta.</text:p>
        </text:list-item>
        <text:list-item>
          <text:p text:style-name="P84">Se emplea el símbolo “&gt;” entre los elementos a seleccionar.</text:p>
        </text:list-item>
      </text:list>
      <text:p text:style-name="P15"/>
      <text:p text:style-name="P15">Selección descendente</text:p>
      <text:list xml:id="list1186664263" text:style-name="L16">
        <text:list-item>
          <text:p text:style-name="P85">Se emplea para seleccionar elementos dentro de otros.</text:p>
        </text:list-item>
        <text:list-item>
          <text:p text:style-name="P85">Se escribe un elemento separado por un espacio del otro.</text:p>
        </text:list-item>
      </text:list>
      <text:p text:style-name="P15"/>
      <text:p text:style-name="P15"/>
      <text:p text:style-name="P54">Estilos de texto</text:p>
      <text:p text:style-name="P19"/>
      <text:p text:style-name="P17">font-style</text:p>
      <text:list xml:id="list2870731910" text:style-name="L17">
        <text:list-item>
          <text:p text:style-name="P86">Pone en cursiva sin utiliza el elemento “ i ”</text:p>
          <text:list>
            <text:list-item>
              <text:p text:style-name="P89">italic</text:p>
            </text:list-item>
            <text:list-item>
              <text:p text:style-name="P89">normal</text:p>
            </text:list-item>
            <text:list-item>
              <text:p text:style-name="P89">oblique</text:p>
            </text:list-item>
          </text:list>
        </text:list-item>
      </text:list>
      <text:p text:style-name="P17"/>
      <text:p text:style-name="P17">font-variant</text:p>
      <text:list xml:id="list1989534663" text:style-name="L18">
        <text:list-item>
          <text:p text:style-name="P87">Para resaltar una parte del texto</text:p>
          <text:list>
            <text:list-item>
              <text:p text:style-name="P87">normal</text:p>
            </text:list-item>
            <text:list-item>
              <text:p text:style-name="P87">small-caps</text:p>
            </text:list-item>
          </text:list>
        </text:list-item>
      </text:list>
      <text:p text:style-name="P17"/>
      <text:p text:style-name="P17">font-weight</text:p>
      <text:list xml:id="list2531403244" text:style-name="L19">
        <text:list-item>
          <text:p text:style-name="P91">Determina el grosor del trazo de los textos</text:p>
          <text:list>
            <text:list-item>
              <text:p text:style-name="P91">normal, bold, 100, 400…</text:p>
            </text:list-item>
          </text:list>
        </text:list-item>
      </text:list>
      <text:p text:style-name="P17"/>
      <text:p text:style-name="P20">font-size</text:p>
      <text:list xml:id="list1109949343" text:style-name="L20">
        <text:list-item>
          <text:p text:style-name="P90">Determina el tamaño del texto.</text:p>
          <text:list>
            <text:list-item>
              <text:p text:style-name="P92">Medium, small, largue</text:p>
            </text:list-item>
            <text:list-item>
              <text:p text:style-name="P92">px, em, %</text:p>
            </text:list-item>
          </text:list>
        </text:list-item>
      </text:list>
      <text:p text:style-name="P21"/>
      <text:p text:style-name="P16">font-family</text:p>
      <text:p text:style-name="P16">Determina el tipo de letra a utilizar, se ha de cumplir…</text:p>
      <text:list xml:id="list951562735" text:style-name="L21">
        <text:list-item>
          <text:p text:style-name="P93">La tipografía se ha de llamar exactamente como en la biblioteca del ordenador_cliente.</text:p>
        </text:list-item>
        <text:list-item>
          <text:p text:style-name="P93">Las tipografías han de estar separadas por “,” con o sin espacio.</text:p>
        </text:list-item>
        <text:list-item>
          <text:p text:style-name="P93">Las tipografías que contengan más de una palabra han de ir entre “ ‘ ”</text:p>
        </text:list-item>
        <text:list-item>
          <text:p text:style-name="P88">Hay que ordenar las tipologías por orden ascendente de disponibilidad.</text:p>
        </text:list-item>
      </text:list>
      <text:p text:style-name="P18"/>
      <text:p text:style-name="P55">Alineación y justificación</text:p>
      <text:p text:style-name="P22"/>
      <text:p text:style-name="P22">text-align</text:p>
      <text:list xml:id="list1209173546" text:style-name="L22">
        <text:list-item>
          <text:p text:style-name="P94">Acepta 4 valores: left, right, center y justify.</text:p>
        </text:list-item>
      </text:list>
      <text:p text:style-name="P22"/>
      <text:p text:style-name="P22">Direction</text:p>
      <text:list xml:id="list1016561394" text:style-name="L23">
        <text:list-item>
          <text:p text:style-name="P95">acepta dos valores: rtl y ltr</text:p>
        </text:list-item>
      </text:list>
      <text:p text:style-name="P22"/>
      <text:p text:style-name="P22"/>
      <text:p text:style-name="P56">Espaciado, interlineado y sangrado</text:p>
      <text:p text:style-name="P22"/>
      <text:p text:style-name="P23">letter-spacing</text:p>
      <text:list xml:id="list1089276727" text:style-name="L24">
        <text:list-item>
          <text:p text:style-name="P96">modifica el espacio en blanco entre letras</text:p>
        </text:list-item>
      </text:list>
      <text:p text:style-name="P23"/>
      <text:p text:style-name="P23">word-spacing</text:p>
      <text:list xml:id="list3697665849" text:style-name="L25">
        <text:list-item>
          <text:p text:style-name="P97">Modifica el espacio entre palabras</text:p>
        </text:list-item>
      </text:list>
      <text:p text:style-name="P23"/>
      <text:p text:style-name="P23">text-indent</text:p>
      <text:list xml:id="list1366007565" text:style-name="L26">
        <text:list-item>
          <text:p text:style-name="P98">Controla el sangrado de los párrafos</text:p>
        </text:list-item>
      </text:list>
      <text:p text:style-name="P23"/>
      <text:p text:style-name="P23">line-height</text:p>
      <text:list xml:id="list2699211009" text:style-name="L27">
        <text:list-item>
          <text:p text:style-name="P99">Controla el espaciado entre lineas</text:p>
        </text:list-item>
      </text:list>
      <text:p text:style-name="P11"/>
      <text:p text:style-name="P11"/>
      <text:p text:style-name="P45">Mayúsculas, minúsculas, capital</text:p>
      <text:p text:style-name="P24"/>
      <text:p text:style-name="P24">text-transform</text:p>
      <text:list xml:id="list4211101106" text:style-name="L28">
        <text:list-item>
          <text:p text:style-name="P100">Se ocupa de los distintos tipos de letras</text:p>
          <text:list>
            <text:list-item>
              <text:p text:style-name="P100">uppercase: mayúsculas</text:p>
            </text:list-item>
            <text:list-item>
              <text:p text:style-name="P100">lowercase: minúsculas</text:p>
            </text:list-item>
            <text:list-item>
              <text:p text:style-name="P100">capitalice: letra capital</text:p>
            </text:list-item>
          </text:list>
        </text:list-item>
      </text:list>
      <text:p text:style-name="P13"/>
      <text:p text:style-name="P13"/>
      <text:p text:style-name="P49">Decoración de texto</text:p>
      <text:p text:style-name="P25"/>
      <text:p text:style-name="P25">text-decoration</text:p>
      <text:list xml:id="list2305685635" text:style-name="L29">
        <text:list-item>
          <text:p text:style-name="P101">permite poner lineas en el texto:</text:p>
          <text:list>
            <text:list-item>
              <text:p text:style-name="P101">line-through: tachar texto</text:p>
            </text:list-item>
            <text:list-item>
              <text:p text:style-name="P101">underline: subrayado</text:p>
            </text:list-item>
            <text:list-item>
              <text:p text:style-name="P101">overline: linea sobre el texto</text:p>
            </text:list-item>
            <text:list-item>
              <text:p text:style-name="P101">none</text:p>
            </text:list-item>
          </text:list>
        </text:list-item>
      </text:list>
      <text:p text:style-name="P25"/>
      <text:p text:style-name="P26">text-shadow</text:p>
      <text:list xml:id="list3202301066" text:style-name="L30">
        <text:list-item>
          <text:p text:style-name="P102">Añade una sombra al texto</text:p>
          <text:list>
            <text:list-item>
              <text:p text:style-name="P102">Hay que añadir una distancia de ejes (x,y) en unidades válidas.</text:p>
            </text:list-item>
          </text:list>
        </text:list-item>
      </text:list>
      <text:p text:style-name="P26"/>
      <text:p text:style-name="P26"/>
      <text:p text:style-name="P46">Estilos de fondo</text:p>
      <text:p text:style-name="P26"/>
      <text:p text:style-name="P26">Permite <text:s/>utilizar imágenes decorativas en elementos de HTML</text:p>
      <text:p text:style-name="P26"/>
      <text:p text:style-name="P26">background-color</text:p>
      <text:list xml:id="list1909733148" text:style-name="L31">
        <text:list-item>
          <text:p text:style-name="P103">Establece un color de fondo</text:p>
        </text:list-item>
      </text:list>
      <text:p text:style-name="P26"/>
      <text:p text:style-name="P26">background-image</text:p>
      <text:list xml:id="list3018695807" text:style-name="L32">
        <text:list-item>
          <text:p text:style-name="P104">indica una ruta o URL de una imagen de fondo.</text:p>
          <text:list>
            <text:list-item>
              <text:p text:style-name="P105">border: aplica un marco a la imagen.</text:p>
            </text:list-item>
            <text:list-item>
              <text:p text:style-name="P105">padding: aplica un margen dentro del elemento</text:p>
            </text:list-item>
            <text:list-item>
              <text:p text:style-name="P105">float: para ubicar la imagen</text:p>
            </text:list-item>
            <text:list-item>
              <text:p text:style-name="P105">margin: aplica un margen fuera del elemento</text:p>
            </text:list-item>
          </text:list>
        </text:list-item>
      </text:list>
      <text:p text:style-name="P26"/>
      <text:p text:style-name="P26"><text:span text:style-name="T16">b</text:span>ac<text:span text:style-name="T16">k</text:span>ground-repeat</text:p>
      <text:list xml:id="list1792891655" text:style-name="L33">
        <text:list-item>
          <text:p text:style-name="P107">Indica en que dirección se ha de repetir la imagen de fondo</text:p>
          <text:list>
            <text:list-item>
              <text:p text:style-name="P144">repeat-x ó y</text:p>
            </text:list-item>
            <text:list-item>
              <text:p text:style-name="P144">no-repeat</text:p>
            </text:list-item>
          </text:list>
        </text:list-item>
      </text:list>
      <text:p text:style-name="P27"/>
      <text:p text:style-name="P27">background-attachment</text:p>
      <text:list xml:id="list1620125421" text:style-name="L34">
        <text:list-item>
          <text:p text:style-name="P108">Define el comportamiento de la imagen cuando el usuario se desplaza por la página: <text:span text:style-name="T3">scroll, fixed e inherit</text:span>.</text:p>
        </text:list-item>
      </text:list>
      <text:p text:style-name="P27"/>
      <text:p text:style-name="P27">background-position</text:p>
      <text:list xml:id="list693084096" text:style-name="L35">
        <text:list-item>
          <text:p text:style-name="P109">Indica al navegador donde poner la imagen de fondo. Se parte del extremo superior izquierdo.</text:p>
          <text:list>
            <text:list-item>
              <text:p text:style-name="P109">top, right, bottom, left y center</text:p>
            </text:list-item>
            <text:list-item>
              <text:p text:style-name="P109">En pixeles o porcentaje</text:p>
            </text:list-item>
          </text:list>
        </text:list-item>
      </text:list>
      <text:p text:style-name="P27"/>
      <text:p text:style-name="P28">background</text:p>
      <text:list xml:id="list405996443" text:style-name="L36">
        <text:list-item>
          <text:p text:style-name="P106">Con este comando se pueden poner el resto de propiedades en una sola linea</text:p>
        </text:list-item>
      </text:list>
      <text:p text:style-name="P28"/>
      <text:p text:style-name="P28"/>
      <text:p text:style-name="P47">Estilos de lista</text:p>
      <text:p text:style-name="P28"/>
      <text:p text:style-name="P29">list-style-type</text:p>
      <text:list xml:id="list1955533879" text:style-name="L37">
        <text:list-item>
          <text:p text:style-name="P110">Permite definir la apariencia de la viñeta de la lista de cada elemento.</text:p>
          <text:list>
            <text:list-item>
              <text:p text:style-name="P110">disc, circle, decimal, lower-roman…</text:p>
            </text:list-item>
          </text:list>
        </text:list-item>
      </text:list>
      <text:p text:style-name="P29"/>
      <text:p text:style-name="P29">list-style-position</text:p>
      <text:list xml:id="list3000232583" text:style-name="L38">
        <text:list-item>
          <text:p text:style-name="P111">Determina donde se colocaran las viñetas respecto a la posición de la lista</text:p>
          <text:list>
            <text:list-item>
              <text:p text:style-name="P111">inside, outside</text:p>
            </text:list-item>
          </text:list>
        </text:list-item>
      </text:list>
      <text:p text:style-name="P29"/>
      <text:p text:style-name="P29">list-style-image</text:p>
      <text:list xml:id="list383004087" text:style-name="L39">
        <text:list-item>
          <text:p text:style-name="P112">Asigna una imagen almacenada como URL a la viñeta</text:p>
          <text:list>
            <text:list-item>
              <text:p text:style-name="P112">url (url de la imagen)</text:p>
            </text:list-item>
          </text:list>
        </text:list-item>
      </text:list>
      <text:p text:style-name="P29"/>
      <text:p text:style-name="P29"/>
      <text:p text:style-name="P48">Estilos de enlace</text:p>
      <text:p text:style-name="P30"/>
      <text:p text:style-name="P31">Los enlaces pueden tener cuatro estados representados con una regla CSS. Esa regla esta compuesta por <text:span text:style-name="T17">los estilos que el programador desee.</text:span></text:p>
      <text:p text:style-name="P31"/>
      <text:p text:style-name="P60">etiqueta<text:span text:style-name="T6">:link{ };</text:span></text:p>
      <text:list xml:id="list799042439" text:style-name="L40">
        <text:list-item>
          <text:p text:style-name="P113">Estado por defecto del enlace</text:p>
        </text:list-item>
      </text:list>
      <text:p text:style-name="P25"/>
      <text:p text:style-name="P61">etiqueta<text:span text:style-name="T6">:</text:span><text:span text:style-name="T8">visited</text:span><text:span text:style-name="T6">{ };</text:span></text:p>
      <text:list xml:id="list1633709902" text:style-name="L41">
        <text:list-item>
          <text:p text:style-name="P114">El enlace ya ha sido visitado</text:p>
        </text:list-item>
      </text:list>
      <text:p text:style-name="P32"/>
      <text:p text:style-name="P61">etiqueta<text:span text:style-name="T6">:</text:span><text:span text:style-name="T8">hover</text:span><text:span text:style-name="T6">{ };</text:span></text:p>
      <text:list xml:id="list2738595593" text:style-name="L42">
        <text:list-item>
          <text:p text:style-name="P115">Cuando el puntero está encima del enlace</text:p>
        </text:list-item>
      </text:list>
      <text:p text:style-name="P32"/>
      <text:p text:style-name="P61">etiqueta<text:span text:style-name="T6">:</text:span><text:span text:style-name="T8">focus</text:span><text:span text:style-name="T6">{ };</text:span></text:p>
      <text:list xml:id="list3796461685" text:style-name="L43">
        <text:list-item>
          <text:p text:style-name="P116">Cuando el enlace está seleccionado</text:p>
        </text:list-item>
      </text:list>
      <text:p text:style-name="P32"/>
      <text:p text:style-name="P61">etiqueta<text:span text:style-name="T6">:</text:span><text:span text:style-name="T8">active</text:span><text:span text:style-name="T6">{ };</text:span></text:p>
      <text:list xml:id="list4194698239" text:style-name="L44">
        <text:list-item>
          <text:p text:style-name="P117">El enlace es activado</text:p>
        </text:list-item>
      </text:list>
      <text:p text:style-name="P25"/>
      <text:p text:style-name="P25"/>
      <text:p text:style-name="P50">Estilos de tabla</text:p>
      <text:p text:style-name="P32"/>
      <text:p text:style-name="P36">border</text:p>
      <text:list xml:id="list4265621385" text:style-name="L45">
        <text:list-item>
          <text:p text:style-name="P118">Permite definir el ancho, estilo y color del mismo en una sola linea</text:p>
        </text:list-item>
      </text:list>
      <text:p text:style-name="P32"/>
      <text:p text:style-name="P33">border-collapse</text:p>
      <text:list xml:id="list3216427877" text:style-name="L46">
        <text:list-item>
          <text:p text:style-name="P121">Indica si los bordes de la celda están fusionados o no</text:p>
          <text:list>
            <text:list-item>
              <text:p text:style-name="P121">collapse y separated</text:p>
            </text:list-item>
          </text:list>
        </text:list-item>
      </text:list>
      <text:p text:style-name="P33"/>
      <text:p text:style-name="P33">border-sparcing</text:p>
      <text:list xml:id="list2005488933" text:style-name="L47">
        <text:list-item>
          <text:p text:style-name="P122">Determina la distancia entre bordes adyacentes empleando unidades CSS</text:p>
        </text:list-item>
      </text:list>
      <text:p text:style-name="P33"/>
      <text:p text:style-name="P33">caption-side</text:p>
      <text:list xml:id="list804255399" text:style-name="L48">
        <text:list-item>
          <text:p text:style-name="P123">Determina donde aparecerá el texto del caption</text:p>
          <text:list>
            <text:list-item>
              <text:p text:style-name="P123">top y bottom</text:p>
            </text:list-item>
          </text:list>
        </text:list-item>
      </text:list>
      <text:p text:style-name="P33"/>
      <text:p text:style-name="P33">empty-cells</text:p>
      <text:list xml:id="list780937240" text:style-name="L49">
        <text:list-item>
          <text:p text:style-name="P124">Indica si las celdas estarán vacías o no</text:p>
          <text:list>
            <text:list-item>
              <text:p text:style-name="P119">show u hide</text:p>
            </text:list-item>
          </text:list>
        </text:list-item>
      </text:list>
      <text:p text:style-name="P33"/>
      <text:p text:style-name="P33">table-layout</text:p>
      <text:list xml:id="list958508221" text:style-name="L50">
        <text:list-item>
          <text:p text:style-name="P125">tipo de diseño para celdas, filas y columnas</text:p>
          <text:list>
            <text:list-item>
              <text:p text:style-name="P125">auto o fixed</text:p>
            </text:list-item>
          </text:list>
        </text:list-item>
      </text:list>
      <text:p text:style-name="P33"/>
      <text:p text:style-name="P35">vertical-align</text:p>
      <text:list xml:id="list1536062589" text:style-name="L51">
        <text:list-item>
          <text:p text:style-name="P126">Determina la alineación vertical de las celdas de la tabla</text:p>
          <text:list>
            <text:list-item>
              <text:p text:style-name="P126">middle, top y bottom</text:p>
            </text:list-item>
          </text:list>
        </text:list-item>
      </text:list>
      <text:p text:style-name="P33"/>
      <text:p text:style-name="P13"/>
      <text:p text:style-name="P57">Modelo de composición</text:p>
      <text:p text:style-name="P37"/>
      <text:p text:style-name="P37">Muchos elementos ocupan el ancho de la pantalla y fuerzan un salto de linea</text:p>
      <text:p text:style-name="P37"/>
      <text:p text:style-name="P38"><text:span text:style-name="T19">m</text:span>ar<text:span text:style-name="T19">gin</text:span></text:p>
      <text:list xml:id="list745806146" text:style-name="L52">
        <text:list-item>
          <text:p text:style-name="P127">Se pueden expresar de manera individual o agrupados en una r<text:span text:style-name="T20">e</text:span>gla.</text:p>
        </text:list-item>
        <text:list-item>
          <text:p text:style-name="P127">Se expresan en px o em</text:p>
        </text:list-item>
        <text:list-item>
          <text:p text:style-name="P127">Los elementos en linea no admiten margenes</text:p>
        </text:list-item>
        <text:list-item>
          <text:p text:style-name="P127">Existen margenes automáticos se usa <text:span text:style-name="T3">auto</text:span></text:p>
        </text:list-item>
        <text:list-item>
          <text:p text:style-name="P127">Existen margenes negativos, por lo cual pueden colapsar</text:p>
        </text:list-item>
      </text:list>
      <text:p text:style-name="P38"/>
      <text:p text:style-name="P40">border</text:p>
      <text:list xml:id="list1640662266" text:style-name="L53">
        <text:list-item>
          <text:p text:style-name="P129">Proporciona un borde completo, se puede poner solo el borde deseado con:</text:p>
          <text:list>
            <text:list-item>
              <text:p text:style-name="P129">border-top, border-rigth, border-bottom, border-left</text:p>
            </text:list-item>
          </text:list>
        </text:list-item>
        <text:list-item>
          <text:p text:style-name="P129">border-width: Anchura del borde</text:p>
        </text:list-item>
        <text:list-item>
          <text:p text:style-name="P129">border-style: Tipo de borde, valores</text:p>
          <text:list>
            <text:list-item>
              <text:p text:style-name="P129">dashed, dotted, double, inset, groove, outset, ridge, solid</text:p>
            </text:list-item>
          </text:list>
        </text:list-item>
        <text:list-item>
          <text:p text:style-name="P129">border-color: Indica el color del borde</text:p>
        </text:list-item>
      </text:list>
      <text:p text:style-name="P38"/>
      <text:p text:style-name="P38">padding</text:p>
      <text:list xml:id="list4252728263" text:style-name="L54">
        <text:list-item>
          <text:p text:style-name="P128">Crea espacio entre los margenes y el contenido</text:p>
          <text:list>
            <text:list-item>
              <text:p text:style-name="P128">pading-top, pading-rigth, pading-bottom, pading-left</text:p>
            </text:list-item>
          </text:list>
        </text:list-item>
        <text:list-item>
          <text:p text:style-name="P128">Se comporta como los margenes excepto…</text:p>
          <text:list>
            <text:list-item>
              <text:p text:style-name="P128">No hay valor auto, ni valores negativos, no colapsa</text:p>
            </text:list-item>
            <text:list-item>
              <text:p text:style-name="P128">Los elementos en linea <text:span text:style-name="T18">a</text:span>dmiten padding</text:p>
            </text:list-item>
          </text:list>
        </text:list-item>
      </text:list>
      <text:p text:style-name="P38"/>
      <text:p text:style-name="P41">width y height</text:p>
      <text:list xml:id="list4046628265" text:style-name="L55">
        <text:list-item>
          <text:p text:style-name="P130">Comprenden altura y anchura (respectivamente)</text:p>
        </text:list-item>
        <text:list-item>
          <text:p text:style-name="P130">No se pueden aplicar a elementos inline</text:p>
        </text:list-item>
        <text:list-item>
          <text:p text:style-name="P130">Las imágenes pueden usarlos aunque sean inline</text:p>
          <text:list>
            <text:list-item>
              <text:p text:style-name="P130">propiedades min y max</text:p>
            </text:list-item>
          </text:list>
        </text:list-item>
      </text:list>
      <text:p text:style-name="P41"/>
      <text:p text:style-name="P39"/>
      <text:p text:style-name="P58">Modelo de cajas</text:p>
      <text:p text:style-name="P42"/>
      <text:p text:style-name="P43">display</text:p>
      <text:list xml:id="list3372135796" text:style-name="L56">
        <text:list-item>
          <text:p text:style-name="P131">Sirve para cambiar la disposición de los elementos</text:p>
          <text:list>
            <text:list-item>
              <text:p text:style-name="P131">block:Los coloca formando un bloque</text:p>
            </text:list-item>
            <text:list-item>
              <text:p text:style-name="P131">inline: Los pone en linea</text:p>
            </text:list-item>
            <text:list-item>
              <text:p text:style-name="P131">none</text:p>
            </text:list-item>
          </text:list>
        </text:list-item>
      </text:list>
      <text:p text:style-name="P43"/>
      <text:p text:style-name="P43">float</text:p>
      <text:list xml:id="list1785383748" text:style-name="L57">
        <text:list-item>
          <text:p text:style-name="P132">Un elemento no ocupa su total de anchura y el resto de elementos se sitúan alrededor de este.</text:p>
        </text:list-item>
      </text:list>
      <text:p text:style-name="P43"/>
      <text:p text:style-name="P43">clear</text:p>
      <text:list xml:id="list1711297809" text:style-name="L58">
        <text:list-item>
          <text:p text:style-name="P133">Ignora el funcionamiento de float</text:p>
          <text:list>
            <text:list-item>
              <text:p text:style-name="P133">left, right o none</text:p>
            </text:list-item>
          </text:list>
        </text:list-item>
      </text:list>
      <text:p text:style-name="P43"/>
      <text:p text:style-name="P44">También podemos usar background, height, width <text:span text:style-name="T21">y overflow</text:span></text:p>
      <text:p text:style-name="P59">Pseudoclases</text:p>
      <text:p text:style-name="P36"/>
      <text:p text:style-name="P134">Palabras clave añadida a los selectores, indican el estado de los elementos seleccionados</text:p>
      <text:p text:style-name="P134"/>
      <text:p text:style-name="P134">De estado</text:p>
      <text:list xml:id="list3203546656" text:style-name="L59">
        <text:list-item>
          <text:p text:style-name="P135">:link → Da formato a un enlace que no ha sido activado</text:p>
        </text:list-item>
        <text:list-item>
          <text:p text:style-name="P135">:hover → Da formato cuando el puntero está encima del enlace</text:p>
        </text:list-item>
        <text:list-item>
          <text:p text:style-name="P135">:active → Da formato cuando se está activando el enlace</text:p>
        </text:list-item>
        <text:list-item>
          <text:p text:style-name="P135">:visited → Da formato cuando el enlace ya ha sido activado</text:p>
        </text:list-item>
      </text:list>
      <text:p text:style-name="P36"/>
      <text:p text:style-name="P136">De posicion</text:p>
      <text:list xml:id="list3366434230" text:style-name="L60">
        <text:list-item>
          <text:p text:style-name="P137">:first-child → <text:span text:style-name="T22">P</text:span>rimer elemento de un grupo de elementos hermanos</text:p>
        </text:list-item>
        <text:list-item>
          <text:p text:style-name="P137">:last-child → Último elemento de un grupo de elementos hemanos</text:p>
        </text:list-item>
        <text:list-item>
          <text:p text:style-name="P137">:<text:span text:style-name="T22">nth-child(n) → (n) elemento de un grupo de elementos hermanos</text:span></text:p>
        </text:list-item>
        <text:list-item>
          <text:p text:style-name="P137">:first-of-type → <text:span text:style-name="T22">Primer elemento de un tipo, de un grupo de elementos hermanos</text:span></text:p>
        </text:list-item>
        <text:list-item>
          <text:p text:style-name="P137">:last-of-type → Ú<text:span text:style-name="T22">ltimo elemento de un tipo, de un grupo de elementos hermanos</text:span></text:p>
        </text:list-item>
      </text:list>
      <text:p text:style-name="P136"/>
      <text:p text:style-name="P136"/>
      <text:p text:style-name="P142">Pseudo elementos</text:p>
      <text:p text:style-name="P138"/>
      <text:p text:style-name="P138">Palabras clave añadidas a los selectores, añaden contenido a un elemento</text:p>
      <text:p text:style-name="P138"/>
      <text:list xml:id="list555497053" text:style-name="L61">
        <text:list-item>
          <text:p text:style-name="P139">::first-line → <text:span text:style-name="T23">Da formato a la primera linea de texto.</text:span></text:p>
        </text:list-item>
        <text:list-item>
          <text:p text:style-name="P140">::first-letter → Da formato a la primera letra del texto</text:p>
        </text:list-item>
        <text:list-item>
          <text:p text:style-name="P140">::after → Coloca contenido después del elemento</text:p>
        </text:list-item>
        <text:list-item>
          <text:p text:style-name="P140">::before → Coloca contenido antes del elemento</text:p>
        </text:list-item>
        <text:list-item>
          <text:p text:style-name="P140">:: marker → Da formato a los marcadores de una lista</text:p>
        </text:list-item>
        <text:list-item>
          <text:p text:style-name="P140">::selection → Da formato cuando se seleciona un elemento</text:p>
        </text:list-item>
      </text:list>
      <text:p text:style-name="P141"/>
      <text:p text:style-name="P141"/>
      <text:p text:style-name="P143">Herencia de estilos</text:p>
      <text:p text:style-name="P141"/>
      <text:p text:style-name="P138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21T10:27:51.414624741</dc:date>
    <meta:editing-duration>PT1H44M48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8" meta:paragraph-count="253" meta:word-count="1755" meta:character-count="9763" meta:non-whitespace-character-count="8424"/>
  </office:meta>
</office:document-meta>
</file>